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9" style:family="table-column">
      <style:table-column-properties fo:break-before="auto" style:column-width="0.4299in"/>
    </style:style>
    <style:style style:name="co5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0.602in"/>
    </style:style>
    <style:style style:name="co4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5161in"/>
    </style:style>
    <style:style style:name="co7" style:family="table-column">
      <style:table-column-properties fo:break-before="auto" style:column-width="1.2374in"/>
    </style:style>
    <style:style style:name="co8" style:family="table-column">
      <style:table-column-properties fo:break-before="auto" style:column-width="0.9362in"/>
    </style:style>
    <style:style style:name="co10" style:family="table-column">
      <style:table-column-properties fo:break-before="auto" style:column-width="9.7717in"/>
    </style:style>
    <style:style style:name="co11" style:family="table-column">
      <style:table-column-properties fo:break-before="auto" style:column-width="10.82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7236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sks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>
            <text:p>Number</text:p>
          </table:table-cell>
          <table:table-cell table:style-name="ce1" office:value-type="string">
            <text:p>Dependencies</text:p>
          </table:table-cell>
          <table:table-cell table:style-name="ce1" office:value-type="string">
            <office:annotation draw:style-name="gr1" draw:text-style-name="P1" svg:width="1.2736in" svg:height="0.8567in" svg:x="2.3358in" svg:y="0in" draw:caption-point-x="-0.2402in" draw:caption-point-y="0.0039in">
              <dc:date>2010-12-10T00:00:00</dc:date>
              <text:p text:style-name="P1"><text:span text:style-name="T1">C = complete</text:span></text:p>
              <text:p text:style-name="P1"><text:span text:style-name="T1">IP = in progress</text:span></text:p>
              <text:p text:style-name="P1"><text:span text:style-name="T1">NS = not started</text:span></text:p>
              <text:p text:style-name="P1"><text:span text:style-name="T1">F = fixed</text:span></text:p>
              <text:p text:style-name="P1"><text:span text:style-name="T1">D = dismissed</text:span></text:p>
            </office:annotation>
            <text:p>Status</text:p>
          </table:table-cell>
          <table:table-cell table:style-name="ce1" office:value-type="string">
            <text:p>Venu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Priority level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</table:table-row>
        <table:table-row table:style-name="ro1">
          <table:table-cell office:value-type="float" office:value="1">
            <text:p>1</text:p>
          </table:table-cell>
          <table:table-cell/>
          <table:table-cell table:style-name="ce2"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Schema for database</text:p>
          </table:table-cell>
          <table:table-cell office:value-type="string">
            <text:p>doc/ER_diagram.dia (requires Dia program), sql/db_tables.sql, and sql/db_constraints.sql</text:p>
          </table:table-cell>
        </table:table-row>
        <table:table-row table:style-name="ro1">
          <table:table-cell office:value-type="float" office:value="2">
            <text:p>2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movie table.</text:p>
          </table:table-cell>
          <table:table-cell office:value-type="string">
            <text:p>scripts/movie and bin/movie2sql (from src/movie2sql.c) creates sql/movie.sql</text:p>
          </table:table-cell>
        </table:table-row>
        <table:table-row table:style-name="ro1">
          <table:table-cell office:value-type="float" office:value="4">
            <text:p>4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crewperson table.</text:p>
          </table:table-cell>
          <table:table-cell office:value-type="string">
            <text:p>data/crewprson.txt, scripts/crewperson, bin/crew2sql (from src/crew2sql.hs), and bin/nameFormatter (from src/nameFormatter.hs) creates sql/crewperson.sql</text:p>
          </table:table-cell>
        </table:table-row>
        <table:table-row table:style-name="ro1">
          <table:table-cell office:value-type="float" office:value="5">
            <text:p>5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country table.</text:p>
          </table:table-cell>
          <table:table-cell office:value-type="string">
            <text:p>data/country.txt, scripts/country, and bin/country2sql (from src/country2sql.hs) creates sql/country.sql</text:p>
          </table:table-cell>
        </table:table-row>
        <table:table-row table:style-name="ro1">
          <table:table-cell office:value-type="float" office:value="6">
            <text:p>6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oscar table.</text:p>
          </table:table-cell>
          <table:table-cell office:value-type="string">
            <text:p>data/oscar.txt, src/oscar2sql.hs, bin/oscar2sql, and sql/oscar.sql</text:p>
          </table:table-cell>
        </table:table-row>
        <table:table-row table:style-name="ro1">
          <table:table-cell office:value-type="float" office:value="7">
            <text:p>7</text:p>
          </table:table-cell>
          <table:table-cell/>
          <table:table-cell office:value-type="string">
            <text:p>IP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oscargivento table.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6">
            <text:p>26</text:p>
          </table:table-cell>
          <table:table-cell office:value-type="string">
            <text:p>NS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list table.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26">
            <text:p>26</text:p>
          </table:table-cell>
          <table:table-cell office:value-type="string">
            <text:p>NS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listcontains table.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/>
          <table:table-cell office:value-type="string">
            <text:p>C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genre table.</text:p>
          </table:table-cell>
          <table:table-cell office:value-type="string">
            <text:p>data/genre.txt, sql/genre.sql, src/genre2sql.hs, and bin/genre2sql.</text:p>
          </table:table-cell>
        </table:table-row>
        <table:table-row table:style-name="ro1">
          <table:table-cell office:value-type="float" office:value="11">
            <text:p>11</text:p>
          </table:table-cell>
          <table:table-cell/>
          <table:table-cell office:value-type="string">
            <text:p>NS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genrecontains table.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/>
          <table:table-cell office:value-type="string">
            <text:p>NS</text:p>
          </table:table-cell>
          <table:table-cell table:style-name="ce2"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High</text:p>
          </table:table-cell>
          <table:table-cell office:value-type="string">
            <text:p>Filling workedon table.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/>
          <table:table-cell office:value-type="string">
            <text:p>F</text:p>
          </table:table-cell>
          <table:table-cell table:style-name="ce2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.sql always results in the last movie appearing twice (although, Postgres will take care of this, I think, by rejecting the second one)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/>
          <table:table-cell office:value-type="string">
            <text:p>NS</text:p>
          </table:table-cell>
          <table:table-cell table:style-name="ce2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Low</text:p>
          </table:table-cell>
          <table:table-cell office:value-type="string">
            <text:p>movie table's year_constraint is hard-coded as &lt;= 2012, for example. <text:s/>is there a way to make this dynamic? <text:s/>(some sql current_year function + 3, maybe?)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/>
          <table:table-cell office:value-type="string">
            <text:p>F</text:p>
          </table:table-cell>
          <table:table-cell table:style-name="ce2"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Medium</text:p>
          </table:table-cell>
          <table:table-cell office:value-type="string">
            <text:p>'&amp;frac12' should not be stored in the database for the '½' character—let the php or javascript, or whatever take care of the translation.</text:p>
          </table:table-cell>
          <table:table-cell office:value-type="string">
            <text:p>this was taken care of with task #22</text:p>
          </table:table-cell>
        </table:table-row>
        <table:table-row table:style-name="ro1">
          <table:table-cell office:value-type="float" office:value="16">
            <text:p>16</text:p>
          </table:table-cell>
          <table:table-cell/>
          <table:table-cell office:value-type="string">
            <text:p>C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reate a FiLTH logo.</text:p>
          </table:table-cell>
          <table:table-cell office:value-type="string">
            <text:p>images/filth_logo.png</text:p>
          </table:table-cell>
        </table:table-row>
        <table:table-row table:style-name="ro1">
          <table:table-cell office:value-type="float" office:value="17">
            <text:p>17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Add &lt;!DOCTYPE at top of web pages.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Medium</text:p>
          </table:table-cell>
          <table:table-cell office:value-type="string">
            <text:p>Create stylesheet(s) for the site.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Feature</text:p>
          </table:table-cell>
          <table:table-cell office:value-type="string">
            <text:p>Low</text:p>
          </table:table-cell>
          <table:table-cell office:value-type="string">
            <text:p>Titles of movies from search results are links to imdb (example: <text:a xlink:href="http://www.imdb.com/find?s=titles&amp;q=the+shawshank+redemption">http://www.imdb.com/find?s=titles&amp;q=the+shawshank+redemption</text:a>)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Low</text:p>
          </table:table-cell>
          <table:table-cell office:value-type="string">
            <text:p>Combine db_*.sql files into one sql file and name it something like setup_database.sql or init_database.sql.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string">
            <text:p>NS</text:p>
          </table:table-cell>
          <table:table-cell office:value-type="string">
            <text:p>Web Development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Create a background image.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limited domains (such as movie.mystarrating, oscargivento.status) to smallint type (front-end can then translate accordingly)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Change naming convention of tables, etc. to words seperated by underscore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/>
          <table:table-cell office:value-type="string">
            <text:p>D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Change db schema to a more dimensional model—have movie table contain all attributes with foreign keys to other tables (maybe not entirely)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/>
          <table:table-cell office:value-type="string">
            <text:p>IP</text:p>
          </table:table-cell>
          <table:table-cell office:value-type="string">
            <text:p>GUI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Go through tutorial on Java GUIs with NetBeans / wxPython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Medium</text:p>
          </table:table-cell>
          <table:table-cell office:value-type="string">
            <text:p>Gather up list data and type them up in a certain format for a program to easily parse through to convert to sql</text:p>
          </table:table-cell>
          <table:table-cell/>
        </table:table-row>
        <table:table-row table:style-name="ro1">
          <table:table-cell office:value-type="float" office:value="27">
            <text:p>27</text:p>
          </table:table-cell>
          <table:table-cell/>
          <table:table-cell office:value-type="string">
            <text:p>F</text:p>
          </table:table-cell>
          <table:table-cell office:value-type="string">
            <text:p>DB Construction</text:p>
          </table:table-cell>
          <table:table-cell office:value-type="string">
            <text:p>Bug</text:p>
          </table:table-cell>
          <table:table-cell office:value-type="string">
            <text:p>High</text:p>
          </table:table-cell>
          <table:table-cell office:value-type="string">
            <text:p>“A Dog's Life” and “A Day's Pleasure” have 'A' as 'a' (not capitalized). <text:s/>They are both shorts.</text:p>
          </table:table-cell>
          <table:table-cell/>
        </table:table-row>
        <table:table-row table:style-name="ro1">
          <table:table-cell office:value-type="float" office:value="28">
            <text:p>28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High</text:p>
          </table:table-cell>
          <table:table-cell office:value-type="string">
            <text:p>Titles shouldn't have “[short]” in them. <text:s/>Let there be a “Short” genre to take care of that.</text:p>
          </table:table-cell>
          <table:table-cell office:value-type="string">
            <text:p>this is taken care of on the genre side—just needs to be fixed in movie2sql</text:p>
          </table:table-cell>
        </table:table-row>
        <table:table-row table:style-name="ro1">
          <table:table-cell office:value-type="float" office:value="29">
            <text:p>29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Feature</text:p>
          </table:table-cell>
          <table:table-cell office:value-type="string">
            <text:p>Medium</text:p>
          </table:table-cell>
          <table:table-cell office:value-type="string">
            <text:p>Filling movie table with movies haven't seen.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Don't contain accented special characters. <text:s/>They will not be found when searching (e.g. Penélope Cruz vs. Penelope Cruz).</text:p>
          </table:table-cell>
          <table:table-cell/>
        </table:table-row>
        <table:table-row table:style-name="ro1">
          <table:table-cell office:value-type="float" office:value="31">
            <text:p>31</text:p>
          </table:table-cell>
          <table:table-cell/>
          <table:table-cell office:value-type="string">
            <text:p>C</text:p>
          </table:table-cell>
          <table:table-cell office:value-type="string">
            <text:p>DB Construction</text:p>
          </table:table-cell>
          <table:table-cell office:value-type="string">
            <text:p>Option</text:p>
          </table:table-cell>
          <table:table-cell office:value-type="string">
            <text:p>High</text:p>
          </table:table-cell>
          <table:table-cell office:value-type="string">
            <text:p>Rewrite movie2sql in Python (and to take care of #27 and #28)</text:p>
          </table:table-cell>
          <table:table-cell office:value-type="string">
            <text:p>src/movie2sql.py</text:p>
          </table:table-cell>
        </table:table-row>
        <table:table-row table:style-name="ro1">
          <table:table-cell office:value-type="float" office:value="32">
            <text:p>32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Low</text:p>
          </table:table-cell>
          <table:table-cell office:value-type="string">
            <text:p>sql files for both postgres and mysql (mysql workbench needs the database name, pgAdminIII doesn't)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/>
          <table:table-cell office:value-type="string">
            <text:p>NS</text:p>
          </table:table-cell>
          <table:table-cell office:value-type="string">
            <text:p>DB Construction</text:p>
          </table:table-cell>
          <table:table-cell office:value-type="string">
            <text:p>Design</text:p>
          </table:table-cell>
          <table:table-cell office:value-type="string">
            <text:p>Medium</text:p>
          </table:table-cell>
          <table:table-cell office:value-type="string">
            <text:p>add schemas for my movie awards</text:p>
          </table:table-cell>
          <table:table-cell/>
        </table:table-row>
        <table:table-row table:style-name="ro1">
          <table:table-cell office:value-type="float" office:value="34">
            <text:p>34</text:p>
          </table:table-cell>
          <table:table-cell/>
          <table:table-cell office:value-type="string">
            <text:p>NS</text:p>
          </table:table-cell>
          <table:table-cell office:value-type="string">
            <text:p>Development</text:p>
          </table:table-cell>
          <table:table-cell/>
          <table:table-cell office:value-type="string">
            <text:p>Low</text:p>
          </table:table-cell>
          <table:table-cell office:value-type="string">
            <text:p>Create a Redmine instance for this project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/>
          <table:table-cell office:value-type="string">
            <text:p>NS</text:p>
          </table:table-cell>
          <table:table-cell table:number-columns-repeated="2"/>
          <table:table-cell office:value-type="string">
            <text:p>Low</text:p>
          </table:table-cell>
          <table:table-cell office:value-type="string">
            <text:p>Learn LaTeX</text:p>
          </table:table-cell>
          <table:table-cell office:value-type="string">
            <text:p>This is in order to insert a movie automatically into a LaTeX file that creates a document like Movie_Ratings.doc, for example, and the lists that the DB will have data for.</text:p>
          </table:table-cell>
        </table:table-row>
      </table:table>
      <table:table table:name="Status Legend" table:style-name="ta1" table:print="false">
        <office:forms form:automatic-focus="false" form:apply-design-mode="false"/>
        <table:table-column table:style-name="co9" table:default-cell-style-name="Default"/>
        <table:table-column table:style-name="co5" table:default-cell-style-name="Default"/>
        <table:table-row table:style-name="ro1">
          <table:table-cell office:value-type="string">
            <text:p>C</text:p>
          </table:table-cell>
          <table:table-cell office:value-type="string">
            <text:p>Completed</text:p>
          </table:table-cell>
        </table:table-row>
        <table:table-row table:style-name="ro1">
          <table:table-cell office:value-type="string">
            <text:p>IP</text:p>
          </table:table-cell>
          <table:table-cell office:value-type="string">
            <text:p>In Progess</text:p>
          </table:table-cell>
        </table:table-row>
        <table:table-row table:style-name="ro1">
          <table:table-cell office:value-type="string">
            <text:p>NS</text:p>
          </table:table-cell>
          <table:table-cell office:value-type="string">
            <text:p>Not Started</text:p>
          </table:table-cell>
        </table:table-row>
        <table:table-row table:style-name="ro1">
          <table:table-cell office:value-type="string">
            <text:p>F</text:p>
          </table:table-cell>
          <table:table-cell office:value-type="string">
            <text:p>Fixed</text:p>
          </table:table-cell>
        </table:table-row>
        <table:table-row table:style-name="ro1">
          <table:table-cell office:value-type="string">
            <text:p>D</text:p>
          </table:table-cell>
          <table:table-cell office:value-type="string">
            <text:p>Dismissed</text:p>
          </table:table-cell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1-05">01/05/2011</text:date>, <text:time>16:44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7-02T17:44:54</meta:creation-date>
    <dc:date>2011-01-05T16:44:55</dc:date>
    <meta:editing-duration>PT05H46M12S</meta:editing-duration>
    <meta:editing-cycles>38</meta:editing-cycles>
    <meta:generator>OpenOffice.org/3.2$Unix OpenOffice.org_project/320m12$Build-9483</meta:generator>
    <dc:creator>Tyler Hayes</dc:creator>
    <meta:document-statistic meta:table-count="3" meta:cell-count="232" meta:object-count="0"/>
    <meta:user-defined meta:name="Info 1"/>
    <meta:user-defined meta:name="Info 2"/>
    <meta:user-defined meta:name="Info 3"/>
    <meta:user-defined meta:name="Info 4"/>
  </office:meta>
</office:document-meta>
</file>